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Question #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table:style-name="ce2" table:formula="of:=SUM([.B2:.B4])" office:value-type="percentage" office:value="0.15" calcext:value-type="percentage">
            <text:p>15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percentage" office:value="0.08" calcext:value-type="percentage">
            <text:p>8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3d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</text:p>
          </table:table-cell>
          <table:table-cell table:style-name="ce2"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</text:p>
          </table:table-cell>
          <table:table-cell table:style-name="ce2" office:value-type="percentage" office:value="0.03" calcext:value-type="percentage">
            <text:p>3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i</text:p>
          </table:table-cell>
          <table:table-cell table:style-name="ce2" office:value-type="percentage" office:value="0.03" calcext:value-type="percentage">
            <text:p>3.00%</text:p>
          </table:table-cell>
          <table:table-cell/>
          <table:table-cell table:style-name="ce2" table:formula="of:=SUM([.B6:.B14])" office:value-type="percentage" office:value="0.23" calcext:value-type="percentage">
            <text:p>23.00%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table:style-name="ce2" office:value-type="percentage" office:value="0.07" calcext:value-type="percentage">
            <text:p>7.00%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4b</text:p>
          </table:table-cell>
          <table:table-cell table:style-name="ce2" office:value-type="percentage" office:value="0.07" calcext:value-type="percentage">
            <text:p>7.00%</text:p>
          </table:table-cell>
          <table:table-cell/>
          <table:table-cell table:style-name="ce2" table:formula="of:=SUM([.B15:.B16])" office:value-type="percentage" office:value="0.14" calcext:value-type="percentage">
            <text:p>14.00%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table:style-name="ce2" table:formula="of:=SUM([.B17:.B20])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table:style-name="ce2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</text:p>
          </table:table-cell>
          <table:table-cell table:style-name="ce2" office:value-type="percentage" office:value="0.04" calcext:value-type="percentage">
            <text:p>4.00%</text:p>
          </table:table-cell>
          <table:table-cell/>
          <table:table-cell table:style-name="ce2" table:formula="of:=SUM([.B21:.B25])" office:value-type="percentage" office:value="0.2" calcext:value-type="percentage">
            <text:p>20.00%</text:p>
          </table:table-cell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 table:formula="of:=SUM([.B2:.B25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22:24:21.104319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7:12:53.540366850</meta:creation-date>
    <dc:date>2017-08-23T22:28:01.436597725</dc:date>
    <meta:editing-duration>PT5M59S</meta:editing-duration>
    <meta:editing-cycles>8</meta:editing-cycles>
    <meta:generator>LibreOffice/5.1.4.2$Linux_X86_64 LibreOffice_project/10m0$Build-2</meta:generator>
    <meta:document-statistic meta:table-count="1" meta:cell-count="56" meta:object-count="0"/>
  </office:meta>
</office:document-meta>
</file>